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4f80" officeooo:paragraph-rsid="00044f80"/>
    </style:style>
    <style:style style:name="P2" style:family="paragraph" style:parent-style-name="Standard" style:list-style-name="L1">
      <style:text-properties officeooo:paragraph-rsid="00044f80"/>
    </style:style>
    <style:style style:name="P3" style:family="paragraph" style:parent-style-name="Standard">
      <style:text-properties fo:font-style="normal" officeooo:rsid="00044f80" officeooo:paragraph-rsid="00044f80" style:font-style-asian="normal" style:font-style-complex="normal"/>
    </style:style>
    <style:style style:name="P4" style:family="paragraph" style:parent-style-name="Standard" style:list-style-name="L1">
      <style:text-properties fo:font-style="normal" fo:font-weight="bold" officeooo:rsid="00044f80" officeooo:paragraph-rsid="00044f80" style:font-style-asian="normal" style:font-weight-asian="bold" style:font-style-complex="normal" style:font-weight-complex="bold"/>
    </style:style>
    <style:style style:name="P5" style:family="paragraph" style:parent-style-name="Standard" style:list-style-name="L1">
      <style:text-properties fo:font-weight="bold" officeooo:paragraph-rsid="00044f80" style:font-weight-asian="bold" style:font-weight-complex="bold"/>
    </style:style>
    <style:style style:name="P6" style:family="paragraph" style:parent-style-name="Standard">
      <style:text-properties fo:font-size="15pt" fo:font-weight="bold" officeooo:rsid="00044f80" officeooo:paragraph-rsid="00044f80" style:font-size-asian="15pt" style:font-weight-asian="bold" style:font-size-complex="15pt" style:font-weight-complex="bold"/>
    </style:style>
    <style:style style:name="P7" style:family="paragraph" style:parent-style-name="Standard">
      <style:text-properties fo:font-size="15pt" fo:font-style="normal" fo:font-weight="bold" officeooo:rsid="00063338" officeooo:paragraph-rsid="00063338" style:font-size-asian="15pt" style:font-style-asian="normal" style:font-weight-asian="bold" style:font-size-complex="15pt" style:font-style-complex="normal" style:font-weight-complex="bold"/>
    </style:style>
    <style:style style:name="P8" style:family="paragraph" style:parent-style-name="Standard">
      <style:text-properties fo:font-style="italic" fo:font-weight="normal" officeooo:rsid="00044f80" officeooo:paragraph-rsid="00044f80" style:font-style-asian="italic" style:font-weight-asian="normal" style:font-style-complex="italic" style:font-weight-complex="normal"/>
    </style:style>
    <style:style style:name="P9" style:family="paragraph" style:parent-style-name="Standard">
      <style:text-properties fo:font-size="12pt" fo:font-style="normal" fo:font-weight="bold" officeooo:rsid="00063338" officeooo:paragraph-rsid="00063338" style:font-size-asian="10.5pt" style:font-style-asian="normal" style:font-weight-asian="bold" style:font-size-complex="12pt" style:font-style-complex="normal" style:font-weight-complex="bold"/>
    </style:style>
    <style:style style:name="P10" style:family="paragraph" style:parent-style-name="Standard">
      <style:text-properties fo:font-size="12pt" fo:font-style="italic" fo:font-weight="normal" officeooo:rsid="00063338" officeooo:paragraph-rsid="00063338" style:font-size-asian="10.5pt" style:font-style-asian="italic" style:font-weight-asian="normal" style:font-size-complex="12pt" style:font-style-complex="italic" style:font-weight-complex="normal"/>
    </style:style>
    <style:style style:name="P11" style:family="paragraph" style:parent-style-name="Standard" style:list-style-name="L1" style:master-page-name="">
      <loext:graphic-properties draw:fill="none"/>
      <style:paragraph-properties fo:margin-left="0in" fo:margin-right="0in" fo:text-indent="0in" style:auto-text-indent="false" style:page-number="auto" fo:background-color="transparent"/>
      <style:text-properties officeooo:paragraph-rsid="00044f80"/>
    </style:style>
    <style:style style:name="T1" style:family="text">
      <style:text-properties officeooo:rsid="00044f80"/>
    </style:style>
    <style:style style:name="T2" style:family="text">
      <style:text-properties fo:font-style="italic" officeooo:rsid="00044f80" style:font-style-asian="italic" style:font-style-complex="italic"/>
    </style:style>
    <style:style style:name="T3" style:family="text">
      <style:text-properties fo:font-weight="bold" officeooo:rsid="00044f80" style:font-weight-asian="bold" style:font-weight-complex="bold"/>
    </style:style>
    <style:style style:name="T4" style:family="text">
      <style:text-properties officeooo:rsid="00063338"/>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1. </text:span>Exercise 4.1:</text:p>
      <text:p text:style-name="P1"/>
      <text:list xml:id="list1258626404" text:style-name="L1">
        <text:list-item>
          <text:p text:style-name="P5"><text:span text:style-name="T1">Explain why the example program lab4.c didn’t work correctly?</text:span></text:p>
          <text:p text:style-name="P2"/>
          <text:p text:style-name="P11"><text:span text:style-name="T2">There are multiple threads trying to access and alter the same global variable</text:span><text:span text:style-name="T1"> ‘</text:span><text:span text:style-name="T3">string_index</text:span><text:span text:style-name="T1">’ </text:span><text:span text:style-name="T2">but there is no method in place for the threads to make sure that while one thread executes it’s print statement using the string_index, that another thread has not already written over the value that the printing string believes is in that memory location. <text:s/>For example, thread one could go through its checks, and increment the index by ‘+1’, then before it has the chance to print out the value of the character string another thread has again incremented the value of the string index, meaning that by the time the print statement in the first thread executes, the value of the string_index wont be set to what it “should” be.</text:span></text:p>
          <text:p text:style-name="P2"><text:span text:style-name="T2"/></text:p>
        </text:list-item>
        <text:list-item>
          <text:p text:style-name="P4">A mutex was suggested as a way to make the example program work correctly. <text:s/>What is the purpose for using the mutex in this case? <text:s/>In particular, what is being protected by this mutex?</text:p>
          <text:p text:style-name="P4"/>
        </text:list-item>
      </text:list>
      <text:p text:style-name="P8">The purpose of the mutex is to apply a ‘lock’ on the string_index variable, so that when one of the active strings seeks to use and write the value, and then perform some operation that requires the value stored in the variable to remain constant for some period of time the thread can obtain a mutex lock, blocking other active threads from assuming control over the variable (until the original thread executes whatever segment of code it needs).</text:p>
      <text:p text:style-name="P3"/>
      <text:p text:style-name="P7">2. <text:s/>Exercise 4.2:</text:p>
      <text:p text:style-name="P9">Explain the logic of your program for this exercise. <text:s/>In particular, what are the predicates (associated with the condition variable) for Thread A and Thread B?</text:p>
      <text:p text:style-name="P9"/>
      <text:p text:style-name="P10">The conditions for Thread A and Thread B for the condition variable ‘cond’ is that the value of the string index is either odd for Thread A and even for Thread B. <text:s/>This means that the wait statement will block execution of Thread A when the string index is odd and likewise for Thread B when the string index is ev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4T14:18:37.183313465</meta:creation-date>
    <dc:date>2021-02-14T17:15:06.179404579</dc:date>
    <meta:editing-duration>PT2H46M18S</meta:editing-duration>
    <meta:editing-cycles>2</meta:editing-cycles>
    <meta:generator>LibreOffice/6.4.6.2$Linux_X86_64 LibreOffice_project/40$Build-2</meta:generator>
    <meta:document-statistic meta:table-count="0" meta:image-count="0" meta:object-count="0" meta:page-count="1" meta:paragraph-count="8" meta:word-count="341" meta:character-count="1933" meta:non-whitespace-character-count="1596"/>
  </office:meta>
</office:document-meta>
</file>